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f8307" officeooo:paragraph-rsid="00234d4d"/>
    </style:style>
    <style:style style:name="P2" style:family="paragraph" style:parent-style-name="Text_20_body" style:list-style-name="L1">
      <style:text-properties officeooo:rsid="001f8307" officeooo:paragraph-rsid="00234d4d"/>
    </style:style>
    <style:style style:name="P3" style:family="paragraph" style:parent-style-name="Text_20_body" style:list-style-name="L1">
      <style:text-properties officeooo:rsid="00234d4d" officeooo:paragraph-rsid="00234d4d"/>
    </style:style>
    <style:style style:name="P4" style:family="paragraph" style:parent-style-name="Text_20_body" style:list-style-name="L1">
      <style:text-properties officeooo:rsid="00234d4d" officeooo:paragraph-rsid="0026e373"/>
    </style:style>
    <style:style style:name="P5" style:family="paragraph" style:parent-style-name="Text_20_body" style:list-style-name="L1">
      <style:text-properties officeooo:rsid="00234d4d" officeooo:paragraph-rsid="0029bbcd"/>
    </style:style>
    <style:style style:name="P6" style:family="paragraph" style:parent-style-name="Text_20_body" style:list-style-name="L1">
      <style:text-properties officeooo:rsid="0025e4e9" officeooo:paragraph-rsid="0025e4e9"/>
    </style:style>
    <style:style style:name="P7" style:family="paragraph" style:parent-style-name="Text_20_body" style:list-style-name="L1">
      <style:text-properties officeooo:rsid="0026e373" officeooo:paragraph-rsid="0026e373"/>
    </style:style>
    <style:style style:name="P8" style:family="paragraph" style:parent-style-name="Text_20_body" style:list-style-name="L1">
      <style:text-properties officeooo:rsid="00215fef" officeooo:paragraph-rsid="0026e373"/>
    </style:style>
    <style:style style:name="P9" style:family="paragraph" style:parent-style-name="Text_20_body" style:list-style-name="L1">
      <style:text-properties officeooo:rsid="0026e7fa" officeooo:paragraph-rsid="0026e7fa"/>
    </style:style>
    <style:style style:name="P10" style:family="paragraph" style:parent-style-name="Text_20_body" style:list-style-name="L1">
      <style:text-properties officeooo:rsid="002acc62" officeooo:paragraph-rsid="002acc62"/>
    </style:style>
    <style:style style:name="P11" style:family="paragraph" style:parent-style-name="Heading_20_1">
      <style:text-properties officeooo:rsid="001f8307"/>
    </style:style>
    <style:style style:name="T1" style:family="text">
      <style:text-properties officeooo:rsid="00234d4d"/>
    </style:style>
    <style:style style:name="T2" style:family="text">
      <style:text-properties officeooo:rsid="0023814f"/>
    </style:style>
    <style:style style:name="T3" style:family="text">
      <style:text-properties officeooo:rsid="0026e373"/>
    </style:style>
    <style:style style:name="T4" style:family="text">
      <style:text-properties officeooo:rsid="00297890"/>
    </style:style>
    <style:style style:name="T5" style:family="text">
      <style:text-properties officeooo:rsid="0029bb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iocom <text:span text:style-name="T1">design goals</text:span></text:h>
      <text:p text:style-name="P1"><text:span text:style-name="T1">X…</text:span></text:p>
      <text:p text:style-name="P1"/>
      <text:list xml:id="list8263451448347506960" text:style-name="L1">
        <text:list-item>
          <text:p text:style-name="P2"><text:span text:style-name="T1">Connect controller to distributed IO devices </text:span></text:p>
        </text:list-item>
        <text:list-item>
          <text:p text:style-name="P6">Open source, free to use also as part of commercial code.</text:p>
        </text:list-item>
        <text:list-item>
          <text:p text:style-name="P10">Documented (working on it) simple protocol to connect devices from different manufacturers.</text:p>
        </text:list-item>
        <text:list-item>
          <text:p text:style-name="P5">Code can <text:span text:style-name="T5">be ported to </text:span>any system <text:span text:style-name="T5">with standard C compiler. </text:span></text:p>
        </text:list-item>
        <text:list-item>
          <text:p text:style-name="P9">Data is seen as memory blocks. Memory blocks are plain byte arrays.</text:p>
        </text:list-item>
        <text:list-item>
          <text:p text:style-name="P9">Memory blocks are <text:span text:style-name="T4">transferred to one direction only</text:span>. </text:p>
        </text:list-item>
        <text:list-item>
          <text:p text:style-name="P9">Application never locks up. If communication doesn’t keep up with changes by application, frames are dropped.</text:p>
        </text:list-item>
        <text:list-item>
          <text:p text:style-name="P9">Data transfer synchronization, so that application will know that whole data set is complete. </text:p>
        </text:list-item>
        <text:list-item>
          <text:p text:style-name="P9">Preserve order of changes. </text:p>
        </text:list-item>
        <text:list-item>
          <text:p text:style-name="P4"><text:span text:style-name="T3">Low small transaction latency (typical goal 1-5 milliseconds depending on hardware).</text:span></text:p>
        </text:list-item>
        <text:list-item>
          <text:p text:style-name="P7">High throughout in bigger transactions.</text:p>
        </text:list-item>
        <text:list-item>
          <text:p text:style-name="P3">High limits for maximum <text:span text:style-name="T2">address </text:span>space size are high (8/16 bit micro-controllers <text:span text:style-name="T2">typically </text:span>32k, linux/windows/<text:span text:style-name="T2">etc about</text:span> 2GB). <text:span text:style-name="T2">Practical limits are set by available system memory.</text:span></text:p>
        </text:list-item>
        <text:list-item>
          <text:p text:style-name="P4">Point to point connection over TCP socket or full duplex serial communication.</text:p>
        </text:list-item>
        <text:list-item>
          <text:p text:style-name="P7">Low overhead. Small message headers, transfer only changes, compress transferred data.</text:p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8-08-12T04:24:57.916566148</dc:date>
    <meta:editing-duration>PT49M51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77" meta:character-count="1101" meta:non-whitespace-character-count="950"/>
  </office:meta>
</office:document-meta>
</file>